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text-align="end" style:justify-single-word="false"/>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text-properties fo:language="en" fo:country="GB"/>
    </style:style>
    <style:style style:name="P5" style:family="paragraph" style:parent-style-name="Standard" style:list-style-name="L1">
      <style:text-properties fo:language="en" fo:country="GB"/>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list-style-name="L2">
      <style:text-properties fo:language="en" fo:country="GB"/>
    </style:style>
    <style:style style:name="P8" style:family="paragraph" style:parent-style-name="Standard" style:list-style-name="L3">
      <style:text-properties fo:language="en" fo:country="GB"/>
    </style:style>
    <style:style style:name="P9" style:family="paragraph" style:parent-style-name="Heading_20_1">
      <style:text-properties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07.2017</text:p>
      <text:p text:style-name="P1"/>
      <text:h text:style-name="P9" text:outline-level="1">2.1.2 Gearing Up</text:h>
      <text:p text:style-name="P1"/>
      <text:p text:style-name="P3">My Motivation</text:p>
      <text:p text:style-name="P1"/>
      <text:list xml:id="list7351594830154911469" text:style-name="L1">
        <text:list-item>
          <text:p text:style-name="P5">being capable of self structured learning</text:p>
        </text:list-item>
        <text:list-item>
          <text:p text:style-name="P5">raise my (stress-) resilience</text:p>
        </text:list-item>
        <text:list-item>
          <text:p text:style-name="P5">get a decent salary to:</text:p>
          <text:list>
            <text:list-item>
              <text:p text:style-name="P5">be able to move to a quiet area which will require a car</text:p>
            </text:list-item>
            <text:list-item>
              <text:p text:style-name="P5">getting a car and having enough money for fuel and maintenance to not avoid visiting friends and taking courses</text:p>
            </text:list-item>
            <text:list-item>
              <text:p text:style-name="P5">learn an instrument (specifically piano)</text:p>
            </text:list-item>
            <text:list-item>
              <text:p text:style-name="P5">pay for therapy if needed</text:p>
            </text:list-item>
            <text:list-item>
              <text:p text:style-name="P5">get a dog</text:p>
            </text:list-item>
            <text:list-item>
              <text:p text:style-name="P5">eat healthily</text:p>
            </text:list-item>
            <text:list-item>
              <text:p text:style-name="P5">buy products which are friendly to environment, animals, economy and people</text:p>
            </text:list-item>
            <text:list-item>
              <text:p text:style-name="P5">being able to support my sister if needed</text:p>
            </text:list-item>
          </text:list>
        </text:list-item>
        <text:list-item>
          <text:p text:style-name="P5">have a creative output</text:p>
        </text:list-item>
        <text:list-item>
          <text:p text:style-name="P5">having a profession which you can always learn more and expand upon on</text:p>
        </text:list-item>
        <text:list-item>
          <text:p text:style-name="P5">being reasonably future proof</text:p>
        </text:list-item>
        <text:list-item>
          <text:p text:style-name="P5">having a somewhat quiet workplace</text:p>
        </text:list-item>
      </text:list>
      <text:p text:style-name="P1"/>
      <text:p text:style-name="P3">Beneficial to learning</text:p>
      <text:p text:style-name="P1"/>
      <text:list xml:id="list3297255142592568021" text:style-name="L2">
        <text:list-item>
          <text:p text:style-name="P7">Having a “growth mindset”, which means believing that you can learn and make progress with enough persistence and time. Overcoming obstacles even if it takes long is important. As well as reminding yourself of past success.</text:p>
          <text:p text:style-name="P7"/>
        </text:list-item>
        <text:list-item>
          <text:p text:style-name="P7">Using the pomodoro <text:s/>technique: Concentrating on the task at hand without (!) any distractions and taking a short brake thereafter to let your mind diffuse the information it has received.</text:p>
          <text:p text:style-name="P7"/>
        </text:list-item>
        <text:list-item>
          <text:p text:style-name="P7">Don't fall into rabbit holes: Keep focus on the path ahead and don't overburden yourself with all the available knowledge you might not be prepared to tackle just yet.</text:p>
          <text:p text:style-name="P7"/>
        </text:list-item>
        <text:list-item>
          <text:p text:style-name="P7">Teaching what you've learned it s good way to strengthen your understanding of the subject.</text:p>
          <text:p text:style-name="P7"/>
        </text:list-item>
        <text:list-item>
          <text:p text:style-name="P7">Manage your study time.</text:p>
        </text:list-item>
      </text:list>
      <text:p text:style-name="P1"/>
      <text:p text:style-name="P3">When you get stuck</text:p>
      <text:p text:style-name="P1"/>
      <text:list xml:id="list8735502555633202644" text:style-name="L3">
        <text:list-item>
          <text:p text:style-name="P8">use google</text:p>
        </text:list-item>
        <text:list-item>
          <text:p text:style-name="P8">take a break</text:p>
        </text:list-item>
        <text:list-item>
          <text:p text:style-name="P8">ask for help (formulate as precise questions possible)</text:p>
        </text:list-item>
        <text:list-item>
          <text:p text:style-name="P8">use motivational/inspirational material (you've collected)</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9M13S</meta:editing-duration>
    <meta:editing-cycles>8</meta:editing-cycles>
    <meta:generator>OpenOffice/4.1.3$Win32 OpenOffice.org_project/413m1$Build-9783</meta:generator>
    <dc:date>2017-07-15T15:31:38.56</dc:date>
    <meta:document-statistic meta:table-count="0" meta:image-count="0" meta:object-count="0" meta:page-count="1" meta:paragraph-count="29" meta:word-count="274" meta:character-count="1543"/>
    <meta:user-defined meta:name="Info 1"/>
    <meta:user-defined meta:name="Info 2"/>
    <meta:user-defined meta:name="Info 3"/>
    <meta:user-defined meta:name="Info 4"/>
  </office:meta>
</office:document-meta>
</file>